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justify"/>
      <style:text-properties style:font-name="Arial" style:font-name-complex="Arial" fo:font-size="12pt" style:font-size-asian="12pt" style:font-size-complex="12pt"/>
    </style:style>
    <style:style style:name="P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0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1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16" style:parent-style-name="Normal" style:family="paragraph">
      <style:paragraph-properties fo:text-align="justify"/>
    </style:style>
    <style:style style:name="T17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18" style:parent-style-name="Normal" style:family="paragraph"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paragraph-properties fo:text-align="justify"/>
    </style:style>
    <style:style style:name="T21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T22" style:parent-style-name="Fonteparág.padrão" style:family="text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4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5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6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7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family="graphic" style:name="a0" style:parent-style-name="Graphics">
      <style:graphic-properties fo:wrap-option="wrap" fo:border="0.01042in solid #000000" fo:padding-top="0.05in" fo:padding-bottom="0.05in" fo:padding-left="0.1in" fo:padding-right="0.1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>
      <style:graphic-properties style:wrap="run-through" style:run-through="foreground" draw:fill="none" draw:stroke="solid" svg:stroke-width="0.00694in" svg:stroke-color="#4472c4" draw:marker-end="a1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Aula 2 – Termoquímica</text:p>
      <text:p text:style-name="P2"/>
      <text:p text:style-name="P3">1)<text:s/></text:p>
      <text:p text:style-name="P4">Pão francês = 50g = 135Kcal</text:p>
      <text:p text:style-name="P5">Frango = 110g = 100Kcal</text:p>
      <text:p text:style-name="P6">Batata Frita = 70g = 220Kcal</text:p>
      <text:p text:style-name="P7">Barra de Chocolate = 13g = 71Kcal</text:p>
      <text:p text:style-name="P8">SOMA = 135Kcal + 100Kcal + 220Kcal + 71Kcal = 526 Kcal</text:p>
      <text:p text:style-name="P9"/>
      <text:p text:style-name="P10">2)</text:p>
      <text:p text:style-name="P11">1 mol de C6H12O6 -&gt; 670Kcal</text:p>
      <text:p text:style-name="P12">180g de C6H12O6 -&gt; 670Kcal</text:p>
      <text:p text:style-name="P13">xC6H12O6 -&gt; 500Kcal</text:p>
      <text:p text:style-name="P14">xC6H12O6 -&gt; 180g * 500Kcal / 670Kcal</text:p>
      <text:p text:style-name="P15">xC6H12O6 = 134,3g</text:p>
      <text:p text:style-name="P16"><text:span text:style-name="T17"><draw:frame draw:z-index="251659264" draw:id="id0" draw:style-name="a0" draw:name="Caixa de Texto 2" text:anchor-type="paragraph" svg:x="2.79792in" svg:y="0.17778in" svg:width="2.10417in" svg:height="1.56944in" style:rel-width="scale" style:rel-height="scale"><draw:text-box><text:p text:style-name="P18">No exercício comenta que o corpo utiliza apenas a terça parte da energia liberada pela oxidação da glicose durante as atividades.<text:s/>musculares.</text:p></draw:text-box><svg:title/><svg:desc/></draw:frame></text:span></text:p>
      <text:p text:style-name="P19">3)</text:p>
      <text:p text:style-name="P20"><text:span text:style-name="T21"><draw:connector draw:type="curve" svg:x1="1.49236in" svg:y1="0.4375in" svg:x2="2.67986in" svg:y2="0.125in" draw:z-index="251660288" draw:id="id1" draw:style-name="a2" draw:name="Conector: Curvo 2" text:anchor-type="paragraph"><svg:title/><svg:desc/></draw:connector></text:span><text:span text:style-name="T22">180g = 2208kJ</text:span></text:p>
      <text:p text:style-name="P23">2208kJ<text:s/>/ 3 = 736kJ<text:s/></text:p>
      <text:p text:style-name="P24">180g -&gt; 736Kj</text:p>
      <text:p text:style-name="P25">X -&gt; 2400kJ</text:p>
      <text:p text:style-name="P26">X = 180g * 2400kJ / 736kJ</text:p>
      <text:p text:style-name="P27">X = 586,95g</text:p>
      <text:p text:style-name="P28"/>
      <text:p text:style-name="P29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marker draw:name="a1" svg:viewBox="0 0 20 30" svg:d="m10 0-10 30h20z"/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na Julia Ferreira da Silva</meta:initial-creator>
    <dc:creator>Ana Julia Ferreira da Silva</dc:creator>
    <meta:creation-date>2024-03-10T19:16:00Z</meta:creation-date>
    <dc:date>2024-03-10T19:43:00Z</dc:date>
    <meta:template xlink:href="Normal" xlink:type="simple"/>
    <meta:editing-cycles>1</meta:editing-cycles>
    <meta:editing-duration>PT1620S</meta:editing-duration>
    <meta:document-statistic meta:page-count="1" meta:paragraph-count="1" meta:word-count="68" meta:character-count="438" meta:row-count="3" meta:non-whitespace-character-count="371"/>
  </office:meta>
</office:document-meta>
</file>